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ae5e1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1b94c3" style:font-name-asian="Times New Roman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f9df7" style:font-name-asian="Times New Roman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83884" officeooo:paragraph-rsid="001b94c3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0ae5e1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047f3" officeooo:paragraph-rsid="001047f3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660dd" officeooo:paragraph-rsid="001660dd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660dd" officeooo:paragraph-rsid="000f9df7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fo:font-weight="normal" officeooo:rsid="001047f3" officeooo:paragraph-rsid="001047f3" style:font-weight-asian="normal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fo:font-weight="normal" officeooo:rsid="002b1b44" officeooo:paragraph-rsid="001b94c3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fo:font-weight="normal" officeooo:rsid="002a9e64" officeooo:paragraph-rsid="001b94c3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font-weight="normal" officeooo:rsid="0010f89b" officeooo:paragraph-rsid="001b94c3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font-weight="normal" officeooo:rsid="000ae5e1" officeooo:paragraph-rsid="00192abf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font-weight="normal" officeooo:rsid="00507565" officeooo:paragraph-rsid="001b71df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font-weight="normal" officeooo:rsid="001ece13" officeooo:paragraph-rsid="001b71df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font-weight="normal" officeooo:rsid="00203fe8" officeooo:paragraph-rsid="001b71df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weight="normal" officeooo:rsid="003dfdbb" officeooo:paragraph-rsid="001b71df" style:font-weight-asian="normal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weight="normal" officeooo:rsid="003fb429" officeooo:paragraph-rsid="001b71df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weight="normal" officeooo:rsid="003ffeee" officeooo:paragraph-rsid="001b71df" style:font-weight-asian="normal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weight="normal" officeooo:rsid="004124a3" officeooo:paragraph-rsid="001b71df" style:font-weight-asian="normal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weight="normal" officeooo:rsid="0045e43a" officeooo:paragraph-rsid="001b71df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weight="normal" officeooo:rsid="0049ea80" officeooo:paragraph-rsid="001b71df" style:font-weight-asian="normal" style:font-weight-complex="normal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font-weight="normal" officeooo:rsid="004ee0c3" officeooo:paragraph-rsid="001b71df" style:font-weight-asian="normal" style:font-weight-complex="normal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fo:font-weight="normal" officeooo:rsid="00183884" officeooo:paragraph-rsid="001b94c3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font-weight="normal" officeooo:rsid="0012d99e" officeooo:paragraph-rsid="00183884" style:font-weight-asian="normal" style:font-weight-complex="normal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fo:font-weight="normal" officeooo:rsid="0060c6e7" officeooo:paragraph-rsid="001b94c3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weight="normal" officeooo:rsid="002abd47" officeooo:paragraph-rsid="001b94c3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fo:font-weight="normal" officeooo:rsid="005591f8" officeooo:paragraph-rsid="001b94c3" style:font-weight-asian="normal" style:font-weight-complex="normal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font-weight="normal" officeooo:rsid="0056f041" officeooo:paragraph-rsid="001b94c3" style:font-weight-asian="normal" style:font-weight-complex="normal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fo:font-weight="normal" officeooo:rsid="0053cfa0" officeooo:paragraph-rsid="001b94c3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fo:font-weight="normal" officeooo:rsid="005850d1" officeooo:paragraph-rsid="001b94c3" style:font-weight-asian="normal" style:font-weight-complex="normal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fo:font-weight="normal" officeooo:rsid="005a6876" officeooo:paragraph-rsid="001b94c3" style:font-weight-asian="normal" style:font-weight-complex="normal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fo:font-weight="normal" officeooo:rsid="005b0039" officeooo:paragraph-rsid="001b94c3" style:font-weight-asian="normal" style:font-weight-complex="normal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fo:font-weight="normal" officeooo:rsid="005c6d85" officeooo:paragraph-rsid="001b94c3" style:font-weight-asian="normal" style:font-weight-complex="normal"/>
    </style:style>
    <style:style style:name="P35" style:family="paragraph" style:parent-style-name="Standard">
      <style:paragraph-properties fo:line-height="115%" fo:text-align="justify" style:justify-single-word="false" style:writing-mode="lr-tb"/>
      <style:text-properties fo:font-weight="normal" officeooo:rsid="005de786" officeooo:paragraph-rsid="001b94c3" style:font-weight-asian="normal" style:font-weight-complex="normal"/>
    </style:style>
    <style:style style:name="P36" style:family="paragraph" style:parent-style-name="Standard">
      <style:paragraph-properties fo:line-height="115%" fo:text-align="justify" style:justify-single-word="false" style:writing-mode="lr-tb"/>
      <style:text-properties fo:font-weight="normal" officeooo:rsid="005ef6c9" officeooo:paragraph-rsid="001b94c3" style:font-weight-asian="normal" style:font-weight-complex="normal"/>
    </style:style>
    <style:style style:name="P37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b71df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b94c3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 style:writing-mode="lr-tb"/>
      <style:text-properties fo:font-weight="bold" officeooo:rsid="00203fe8" officeooo:paragraph-rsid="001b71df" style:font-weight-asian="bold" style:font-weight-complex="bold"/>
    </style:style>
    <style:style style:name="P40" style:family="paragraph" style:parent-style-name="Standard">
      <style:paragraph-properties fo:line-height="115%" fo:text-align="justify" style:justify-single-word="false" style:writing-mode="lr-tb"/>
      <style:text-properties fo:font-weight="bold" officeooo:rsid="003dfdbb" officeooo:paragraph-rsid="001b71df" style:font-weight-asian="bold" style:font-weight-complex="bold"/>
    </style:style>
    <style:style style:name="P41" style:family="paragraph" style:parent-style-name="Standard">
      <style:paragraph-properties fo:line-height="115%" fo:text-align="justify" style:justify-single-word="false" style:writing-mode="lr-tb"/>
      <style:text-properties fo:font-weight="bold" officeooo:rsid="003ffeee" officeooo:paragraph-rsid="001b71df" style:font-weight-asian="bold" style:font-weight-complex="bold"/>
    </style:style>
    <style:style style:name="P42" style:family="paragraph" style:parent-style-name="Standard">
      <style:paragraph-properties fo:line-height="115%" fo:text-align="justify" style:justify-single-word="false" style:writing-mode="lr-tb"/>
      <style:text-properties fo:font-weight="bold" officeooo:rsid="00440e49" officeooo:paragraph-rsid="001b71df" style:font-weight-asian="bold" style:font-weight-complex="bold"/>
    </style:style>
    <style:style style:name="P43" style:family="paragraph" style:parent-style-name="Standard">
      <style:paragraph-properties fo:line-height="115%" fo:text-align="justify" style:justify-single-word="false" style:writing-mode="lr-tb"/>
      <style:text-properties fo:font-weight="bold" officeooo:rsid="004d0f3f" officeooo:paragraph-rsid="001b71df" style:font-weight-asian="bold" style:font-weight-complex="bold"/>
    </style:style>
    <style:style style:name="P44" style:family="paragraph" style:parent-style-name="Standard">
      <style:paragraph-properties fo:line-height="115%" fo:text-align="justify" style:justify-single-word="false" style:writing-mode="lr-tb"/>
      <style:text-properties fo:font-weight="bold" officeooo:rsid="002bff88" officeooo:paragraph-rsid="001b94c3" style:font-weight-asian="bold" style:font-weight-complex="bold"/>
    </style:style>
    <style:style style:name="P45" style:family="paragraph" style:parent-style-name="Standard">
      <style:paragraph-properties fo:line-height="115%" fo:text-align="justify" style:justify-single-word="false" style:writing-mode="lr-tb"/>
      <style:text-properties fo:font-weight="bold" officeooo:rsid="0053cfa0" officeooo:paragraph-rsid="001b94c3" style:font-weight-asian="bold" style:font-weight-complex="bold"/>
    </style:style>
    <style:style style:name="P46" style:family="paragraph" style:parent-style-name="Standard">
      <style:paragraph-properties fo:line-height="115%" fo:text-align="justify" style:justify-single-word="false" style:writing-mode="lr-tb"/>
      <style:text-properties fo:font-weight="bold" officeooo:rsid="0057defb" officeooo:paragraph-rsid="001b94c3" style:font-weight-asian="bold" style:font-weight-complex="bold"/>
    </style:style>
    <style:style style:name="P47" style:family="paragraph" style:parent-style-name="Standard">
      <style:paragraph-properties fo:line-height="115%" fo:text-align="justify" style:justify-single-word="false" style:writing-mode="lr-tb"/>
      <style:text-properties fo:font-weight="bold" officeooo:rsid="005b0039" officeooo:paragraph-rsid="001b94c3" style:font-weight-asian="bold" style:font-weight-complex="bold"/>
    </style:style>
    <style:style style:name="P48" style:family="paragraph" style:parent-style-name="Standard">
      <style:paragraph-properties fo:line-height="115%" fo:text-align="justify" style:justify-single-word="false" style:writing-mode="lr-tb"/>
      <style:text-properties fo:font-weight="bold" officeooo:rsid="005de786" officeooo:paragraph-rsid="001b94c3" style:font-weight-asian="bold" style:font-weight-complex="bold"/>
    </style:style>
    <style:style style:name="P49" style:family="paragraph" style:parent-style-name="Standard">
      <style:paragraph-properties fo:line-height="115%" fo:text-align="justify" style:justify-single-word="false" style:writing-mode="lr-tb"/>
      <style:text-properties officeooo:rsid="003fb429" officeooo:paragraph-rsid="001b71df"/>
    </style:style>
    <style:style style:name="P50" style:family="paragraph" style:parent-style-name="Standard">
      <style:paragraph-properties fo:line-height="115%" fo:text-align="justify" style:justify-single-word="false" style:writing-mode="lr-tb"/>
      <style:text-properties officeooo:rsid="003ffeee" officeooo:paragraph-rsid="001b71df"/>
    </style:style>
    <style:style style:name="P51" style:family="paragraph" style:parent-style-name="Standard">
      <style:paragraph-properties fo:line-height="115%" fo:text-align="justify" style:justify-single-word="false" style:writing-mode="lr-tb"/>
      <style:text-properties officeooo:paragraph-rsid="001b94c3"/>
    </style:style>
    <style:style style:name="P52" style:family="paragraph" style:parent-style-name="Standard">
      <style:paragraph-properties fo:line-height="115%" fo:text-align="justify" style:justify-single-word="false" style:writing-mode="lr-tb"/>
      <style:text-properties officeooo:rsid="00183884" officeooo:paragraph-rsid="001b94c3"/>
    </style:style>
    <style:style style:name="P53" style:family="paragraph" style:parent-style-name="Text_20_body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b94c3" style:font-name-asian="Times New Roman" style:font-size-asian="12pt" style:font-weight-asian="bold" style:font-name-complex="Times New Roman" style:font-size-complex="12pt" style:font-weight-complex="bold"/>
    </style:style>
    <style:style style:name="P5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ae5e1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d5abe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f9df7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>
      <style:paragraph-properties fo:line-height="120%" fo:text-align="justify" style:justify-single-word="false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2abf"/>
    </style:style>
    <style:style style:name="P6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b94c3"/>
    </style:style>
    <style:style style:name="P61" style:family="paragraph" style:parent-style-name="Standard">
      <style:paragraph-properties fo:line-height="120%" fo:text-align="justify" style:justify-single-word="false" fo:break-before="auto" fo:break-after="auto" style:writing-mode="lr-tb"/>
      <style:text-properties fo:font-weight="normal" officeooo:paragraph-rsid="00192abf" style:font-weight-asian="normal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fo:font-weight="normal" officeooo:rsid="000ae5e1" officeooo:paragraph-rsid="00192abf" style:font-weight-asian="normal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15%" fo:text-align="justify" style:justify-single-word="false" style:writing-mode="lr-tb"/>
      <style:text-properties fo:font-weight="normal" officeooo:rsid="000ae5e1" officeooo:paragraph-rsid="000c2ee5" style:font-weight-asian="normal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15%" fo:text-align="justify" style:justify-single-word="false" style:writing-mode="lr-tb"/>
      <style:text-properties fo:font-weight="normal" officeooo:rsid="000ae5e1" officeooo:paragraph-rsid="00192abf" style:font-weight-asian="normal" style:font-weight-complex="normal"/>
    </style:style>
    <style:style style:name="P65" style:family="paragraph" style:parent-style-name="Standard">
      <style:paragraph-properties fo:margin-left="0cm" fo:margin-right="0cm" fo:line-height="120%" fo:text-align="justify" style:justify-single-word="false" fo:text-indent="0cm" style:auto-text-indent="false" fo:break-before="auto" fo:break-after="auto" style:writing-mode="lr-tb"/>
      <style:text-properties fo:font-weight="normal" officeooo:paragraph-rsid="00192abf" style:font-weight-asian="normal" style:font-weight-complex="normal"/>
    </style:style>
    <style:style style:name="P66" style:family="paragraph" style:parent-style-name="Standard">
      <style:paragraph-properties fo:margin-left="0cm" fo:margin-right="0cm" fo:line-height="120%" fo:text-align="justify" style:justify-single-word="false" fo:text-indent="0cm" style:auto-text-indent="false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67" style:family="paragraph" style:parent-style-name="Standard">
      <style:paragraph-properties fo:margin-left="1.27cm" fo:margin-right="0cm" fo:line-height="120%" fo:text-indent="0cm" style:auto-text-indent="false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68" style:family="paragraph" style:parent-style-name="Text_20_body">
      <style:paragraph-properties fo:line-height="100%"/>
      <style:text-properties fo:font-weight="bold" officeooo:rsid="000ae5e1" officeooo:paragraph-rsid="000ae5e1" style:font-weight-asian="bold" style:font-weight-complex="bold"/>
    </style:style>
    <style:style style:name="P69" style:family="paragraph" style:parent-style-name="Text_20_body">
      <style:paragraph-properties fo:line-height="100%"/>
      <style:text-properties fo:font-weight="bold" officeooo:rsid="000ae5e1" officeooo:paragraph-rsid="001660dd" style:font-weight-asian="bold" style:font-weight-complex="bold"/>
    </style:style>
    <style:style style:name="P70" style:family="paragraph" style:parent-style-name="Text_20_body">
      <style:paragraph-properties fo:line-height="100%"/>
      <style:text-properties fo:font-weight="bold" officeooo:rsid="000ae5e1" officeooo:paragraph-rsid="00192abf" style:font-weight-asian="bold" style:font-weight-complex="bold"/>
    </style:style>
    <style:style style:name="P71" style:family="paragraph" style:parent-style-name="Text_20_body">
      <style:paragraph-properties fo:line-height="100%"/>
      <style:text-properties fo:font-weight="bold" officeooo:rsid="0010f89b" officeooo:paragraph-rsid="001660dd" style:font-weight-asian="bold" style:font-weight-complex="bold"/>
    </style:style>
    <style:style style:name="P72" style:family="paragraph" style:parent-style-name="Text_20_body">
      <style:paragraph-properties fo:line-height="100%"/>
      <style:text-properties fo:font-weight="bold" officeooo:rsid="0010f89b" officeooo:paragraph-rsid="001b94c3" style:font-weight-asian="bold" style:font-weight-complex="bold"/>
    </style:style>
    <style:style style:name="P73" style:family="paragraph" style:parent-style-name="Text_20_body">
      <style:paragraph-properties fo:line-height="100%"/>
      <style:text-properties fo:font-weight="normal" officeooo:paragraph-rsid="000ae5e1" style:font-weight-asian="normal" style:font-weight-complex="normal"/>
    </style:style>
    <style:style style:name="P74" style:family="paragraph" style:parent-style-name="Text_20_body">
      <style:paragraph-properties fo:line-height="100%"/>
      <style:text-properties fo:font-weight="normal" officeooo:paragraph-rsid="001b94c3" style:font-weight-asian="normal" style:font-weight-complex="normal"/>
    </style:style>
    <style:style style:name="P75" style:family="paragraph" style:parent-style-name="Text_20_body">
      <style:paragraph-properties fo:line-height="100%"/>
      <style:text-properties fo:font-weight="normal" officeooo:rsid="000ae5e1" officeooo:paragraph-rsid="001b94c3" style:font-weight-asian="normal" style:font-weight-complex="normal"/>
    </style:style>
    <style:style style:name="P76" style:family="paragraph" style:parent-style-name="Text_20_body">
      <style:paragraph-properties fo:line-height="100%"/>
      <style:text-properties fo:font-weight="normal" officeooo:rsid="0010f89b" officeooo:paragraph-rsid="001b94c3" style:font-weight-asian="normal" style:font-weight-complex="normal"/>
    </style:style>
    <style:style style:name="P77" style:family="paragraph" style:parent-style-name="Text_20_body">
      <style:paragraph-properties fo:line-height="100%"/>
      <style:text-properties fo:font-weight="normal" officeooo:rsid="0012d99e" officeooo:paragraph-rsid="001b94c3" style:font-weight-asian="normal" style:font-weight-complex="normal"/>
    </style:style>
    <style:style style:name="P78" style:family="paragraph" style:parent-style-name="Text_20_body">
      <style:paragraph-properties fo:line-height="100%"/>
      <style:text-properties fo:font-weight="normal" officeooo:rsid="001872f3" officeooo:paragraph-rsid="001872f3" style:font-weight-asian="normal" style:font-weight-complex="normal"/>
    </style:style>
    <style:style style:name="P79" style:family="paragraph" style:parent-style-name="Text_20_body">
      <style:paragraph-properties fo:line-height="100%"/>
      <style:text-properties fo:font-weight="normal" officeooo:rsid="0015d047" officeooo:paragraph-rsid="001872f3" style:font-weight-asian="normal" style:font-weight-complex="normal"/>
    </style:style>
    <style:style style:name="P80" style:family="paragraph" style:parent-style-name="Text_20_body">
      <style:paragraph-properties fo:line-height="100%"/>
      <style:text-properties fo:color="#000000" style:text-line-through-style="none" style:text-line-through-type="none" style:font-name="Arial" fo:font-size="11pt" fo:font-style="normal" style:text-underline-style="none" fo:font-weight="normal" officeooo:rsid="0010f89b" officeooo:paragraph-rsid="001b94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1" style:family="paragraph" style:parent-style-name="Standard">
      <style:text-properties style:text-underline-style="solid" style:text-underline-width="auto" style:text-underline-color="font-color"/>
    </style:style>
    <style:style style:name="P82" style:family="paragraph" style:parent-style-name="Standard">
      <style:text-properties fo:font-weight="bold" style:font-weight-asian="bold" style:font-weight-complex="bold"/>
    </style:style>
    <style:style style:name="P83" style:family="paragraph" style:parent-style-name="Standard">
      <style:text-properties officeooo:paragraph-rsid="001b94c3"/>
    </style:style>
    <style:style style:name="P84" style:family="paragraph" style:parent-style-name="Standard">
      <style:text-properties fo:font-weight="bold" officeooo:rsid="000ae5e1" style:font-weight-asian="bold" style:font-weight-complex="bold"/>
    </style:style>
    <style:style style:name="P85" style:family="paragraph" style:parent-style-name="Standard" style:list-style-name="L1"/>
    <style:style style:name="P86" style:family="paragraph" style:parent-style-name="Standard">
      <style:text-properties fo:font-weight="normal" officeooo:rsid="00192abf" style:font-weight-asian="normal" style:font-weight-complex="normal"/>
    </style:style>
    <style:style style:name="P87" style:family="paragraph" style:parent-style-name="Standard" style:list-style-name="L1">
      <style:text-properties fo:font-weight="normal" officeooo:rsid="00192abf" style:font-weight-asian="normal" style:font-weight-complex="normal"/>
    </style:style>
    <style:style style:name="P88" style:family="paragraph" style:parent-style-name="Standard" style:list-style-name="L1">
      <style:text-properties officeooo:rsid="00192abf"/>
    </style:style>
    <style:style style:name="P89" style:family="paragraph" style:parent-style-name="Standard" style:list-style-name="L2"/>
    <style:style style:name="P90" style:family="paragraph" style:parent-style-name="Standard" style:list-style-name="L2">
      <style:text-properties officeooo:rsid="000ae5e1"/>
    </style:style>
    <style:style style:name="P91" style:family="paragraph" style:parent-style-name="Standard" style:list-style-name="L1">
      <style:paragraph-properties fo:margin-left="0cm" fo:margin-right="0cm" fo:text-indent="-0.635cm" style:auto-text-indent="false"/>
      <style:text-properties style:text-underline-style="solid" style:text-underline-width="auto" style:text-underline-color="font-color" fo:font-weight="normal" officeooo:rsid="001b5ef3" style:font-weight-asian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-0.635cm" style:auto-text-indent="false"/>
      <style:text-properties style:text-underline-style="solid" style:text-underline-width="auto" style:text-underline-color="font-color"/>
    </style:style>
    <style:style style:name="P93" style:family="paragraph" style:parent-style-name="Standard" style:list-style-name="L2">
      <style:paragraph-properties fo:line-height="115%" fo:text-align="justify" style:justify-single-word="false" style:writing-mode="lr-tb"/>
      <style:text-properties fo:font-weight="normal" officeooo:rsid="001d0ba6" officeooo:paragraph-rsid="001b71df" style:font-weight-asian="normal" style:font-weight-complex="normal"/>
    </style:style>
    <style:style style:name="P94" style:family="paragraph" style:parent-style-name="Standard" style:list-style-name="L2">
      <style:paragraph-properties fo:line-height="115%" fo:text-align="justify" style:justify-single-word="false" style:writing-mode="lr-tb"/>
      <style:text-properties fo:font-weight="normal" officeooo:rsid="00391183" officeooo:paragraph-rsid="001b71df" style:font-weight-asian="normal" style:font-weight-complex="normal"/>
    </style:style>
    <style:style style:name="P95" style:family="paragraph" style:parent-style-name="Standard" style:list-style-name="L2">
      <style:paragraph-properties fo:line-height="115%" fo:text-align="justify" style:justify-single-word="false" style:writing-mode="lr-tb"/>
      <style:text-properties fo:font-weight="normal" officeooo:rsid="001d320c" officeooo:paragraph-rsid="001b71df" style:font-weight-asian="normal" style:font-weight-complex="normal"/>
    </style:style>
    <style:style style:name="P96" style:family="paragraph" style:parent-style-name="Standard" style:list-style-name="L6">
      <style:paragraph-properties fo:line-height="115%" fo:text-align="justify" style:justify-single-word="false" style:writing-mode="lr-tb"/>
      <style:text-properties fo:font-weight="normal" officeooo:rsid="0021d9b6" officeooo:paragraph-rsid="001b71df" style:font-weight-asian="normal" style:font-weight-complex="normal"/>
    </style:style>
    <style:style style:name="P97" style:family="paragraph" style:parent-style-name="Standard" style:list-style-name="L6">
      <style:paragraph-properties fo:line-height="115%" fo:text-align="justify" style:justify-single-word="false" style:writing-mode="lr-tb"/>
      <style:text-properties fo:font-weight="normal" officeooo:rsid="002235ec" officeooo:paragraph-rsid="001b71df" style:font-weight-asian="normal" style:font-weight-complex="normal"/>
    </style:style>
    <style:style style:name="P98" style:family="paragraph" style:parent-style-name="Standard" style:list-style-name="L7">
      <style:paragraph-properties fo:line-height="115%" fo:text-align="justify" style:justify-single-word="false" style:writing-mode="lr-tb"/>
      <style:text-properties fo:font-weight="normal" officeooo:rsid="003fb429" officeooo:paragraph-rsid="001b71df" style:font-weight-asian="normal" style:font-weight-complex="normal"/>
    </style:style>
    <style:style style:name="P99" style:family="paragraph" style:parent-style-name="Standard" style:list-style-name="L8">
      <style:paragraph-properties fo:line-height="115%" fo:text-align="justify" style:justify-single-word="false" style:writing-mode="lr-tb"/>
      <style:text-properties fo:font-weight="normal" officeooo:rsid="00422a63" officeooo:paragraph-rsid="001b71df" style:font-weight-asian="normal" style:font-weight-complex="normal"/>
    </style:style>
    <style:style style:name="P100" style:family="paragraph" style:parent-style-name="Standard" style:list-style-name="L8">
      <style:paragraph-properties fo:line-height="115%" fo:text-align="justify" style:justify-single-word="false" style:writing-mode="lr-tb"/>
      <style:text-properties fo:font-weight="normal" officeooo:rsid="00440e49" officeooo:paragraph-rsid="001b71df" style:font-weight-asian="normal" style:font-weight-complex="normal"/>
    </style:style>
    <style:style style:name="P101" style:family="paragraph" style:parent-style-name="Standard" style:list-style-name="L9">
      <style:paragraph-properties fo:line-height="115%" fo:text-align="justify" style:justify-single-word="false" style:writing-mode="lr-tb"/>
      <style:text-properties fo:font-weight="normal" officeooo:rsid="0019ae7b" officeooo:paragraph-rsid="001b71df" style:font-weight-asian="normal" style:font-weight-complex="normal"/>
    </style:style>
    <style:style style:name="P102" style:family="paragraph" style:parent-style-name="Standard" style:list-style-name="L9">
      <style:paragraph-properties fo:line-height="115%" fo:text-align="justify" style:justify-single-word="false" style:writing-mode="lr-tb"/>
      <style:text-properties fo:font-weight="normal" officeooo:rsid="0047a8c4" officeooo:paragraph-rsid="001b71df" style:font-weight-asian="normal" style:font-weight-complex="normal"/>
    </style:style>
    <style:style style:name="P103" style:family="paragraph" style:parent-style-name="Standard" style:list-style-name="L9">
      <style:paragraph-properties fo:line-height="115%" fo:text-align="justify" style:justify-single-word="false" style:writing-mode="lr-tb"/>
      <style:text-properties fo:font-weight="normal" officeooo:rsid="0049ea80" officeooo:paragraph-rsid="001b71df" style:font-weight-asian="normal" style:font-weight-complex="normal"/>
    </style:style>
    <style:style style:name="P104" style:family="paragraph" style:parent-style-name="Standard" style:list-style-name="L10">
      <style:paragraph-properties fo:line-height="115%" fo:text-align="justify" style:justify-single-word="false" style:writing-mode="lr-tb"/>
      <style:text-properties fo:font-weight="normal" officeooo:rsid="0050805b" officeooo:paragraph-rsid="001b71df" style:font-weight-asian="normal" style:font-weight-complex="normal"/>
    </style:style>
    <style:style style:name="P105" style:family="paragraph" style:parent-style-name="Standard" style:list-style-name="L10">
      <style:paragraph-properties fo:line-height="115%" fo:text-align="justify" style:justify-single-word="false" style:writing-mode="lr-tb"/>
      <style:text-properties fo:font-weight="normal" officeooo:rsid="005099d8" officeooo:paragraph-rsid="001b71df" style:font-weight-asian="normal" style:font-weight-complex="normal"/>
    </style:style>
    <style:style style:name="P106" style:family="paragraph" style:parent-style-name="Standard" style:list-style-name="L10">
      <style:paragraph-properties fo:line-height="115%" fo:text-align="justify" style:justify-single-word="false" style:writing-mode="lr-tb"/>
      <style:text-properties fo:font-weight="normal" officeooo:rsid="00526450" officeooo:paragraph-rsid="001b71df" style:font-weight-asian="normal" style:font-weight-complex="normal"/>
    </style:style>
    <style:style style:name="P107" style:family="paragraph" style:parent-style-name="Standard">
      <style:paragraph-properties fo:line-height="115%" fo:text-align="justify" style:justify-single-word="false" style:writing-mode="lr-tb"/>
      <style:text-properties fo:font-weight="normal" officeooo:rsid="005b0039" officeooo:paragraph-rsid="001b94c3" style:font-weight-asian="normal" style:font-weight-complex="normal"/>
    </style:style>
    <style:style style:name="P108" style:family="paragraph" style:parent-style-name="Standard" style:list-style-name="L6">
      <style:paragraph-properties fo:line-height="115%" fo:text-align="justify" style:justify-single-word="false" style:writing-mode="lr-tb"/>
      <style:text-properties fo:font-weight="bold" officeooo:rsid="00203fe8" officeooo:paragraph-rsid="001b71df" style:font-weight-asian="bold" style:font-weight-complex="bold"/>
    </style:style>
    <style:style style:name="P109" style:family="paragraph" style:parent-style-name="Standard" style:list-style-name="L6">
      <style:paragraph-properties fo:line-height="115%" fo:text-align="justify" style:justify-single-word="false" style:writing-mode="lr-tb"/>
      <style:text-properties fo:font-weight="bold" officeooo:rsid="0021d9b6" officeooo:paragraph-rsid="001b71df" style:font-weight-asian="bold" style:font-weight-complex="bold"/>
    </style:style>
    <style:style style:name="P110" style:family="paragraph" style:parent-style-name="Standard" style:list-style-name="L6">
      <style:paragraph-properties fo:line-height="115%" fo:text-align="justify" style:justify-single-word="false" style:writing-mode="lr-tb"/>
      <style:text-properties fo:font-weight="bold" officeooo:rsid="002526ac" officeooo:paragraph-rsid="001b71df" style:font-weight-asian="bold" style:font-weight-complex="bold"/>
    </style:style>
    <style:style style:name="P111" style:family="paragraph" style:parent-style-name="Standard" style:list-style-name="L11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d5abe" style:font-name-asian="Times New Roman" style:font-size-asian="12pt" style:font-weight-asian="normal" style:font-name-complex="Times New Roman" style:font-size-complex="12pt" style:font-weight-complex="normal"/>
    </style:style>
    <style:style style:name="P112" style:family="paragraph" style:parent-style-name="Standard" style:list-style-name="L11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f9df7" style:font-name-asian="Times New Roman" style:font-size-asian="12pt" style:font-weight-asian="normal" style:font-name-complex="Times New Roman" style:font-size-complex="12pt" style:font-weight-complex="normal"/>
    </style:style>
    <style:style style:name="P113" style:family="paragraph" style:parent-style-name="Standard" style:list-style-name="L11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c2ee5" style:font-name-asian="Times New Roman" style:font-size-asian="12pt" style:font-weight-asian="normal" style:font-name-complex="Times New Roman" style:font-size-complex="12pt" style:font-weight-complex="normal"/>
    </style:style>
    <style:style style:name="P114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ae5e1" style:font-name-asian="Times New Roman" style:font-size-asian="12pt" style:font-weight-asian="normal" style:font-name-complex="Times New Roman" style:font-size-complex="12pt" style:font-weight-complex="normal"/>
    </style:style>
    <style:style style:name="P115" style:family="paragraph" style:parent-style-name="Standard" style:list-style-name="L11">
      <style:paragraph-properties fo:line-height="100%" fo:text-align="justify" style:justify-single-word="false" style:writing-mode="lr-tb"/>
      <style:text-properties style:font-name="Times New Roman" fo:font-size="12pt" fo:font-weight="normal" officeooo:rsid="000c2ee5" officeooo:paragraph-rsid="000c2ee5" style:font-name-asian="Times New Roman" style:font-size-asian="12pt" style:font-weight-asian="normal" style:font-name-complex="Times New Roman" style:font-size-complex="12pt" style:font-weight-complex="normal"/>
    </style:style>
    <style:style style:name="P116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c479c" officeooo:paragraph-rsid="001c479c" style:font-name-asian="Times New Roman" style:font-size-asian="12pt" style:font-weight-asian="normal" style:font-name-complex="Times New Roman" style:font-size-complex="12pt" style:font-weight-complex="normal"/>
    </style:style>
    <style:style style:name="P117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ccd82" officeooo:paragraph-rsid="001ccd82" style:font-name-asian="Times New Roman" style:font-size-asian="12pt" style:font-weight-asian="normal" style:font-name-complex="Times New Roman" style:font-size-complex="12pt" style:font-weight-complex="normal"/>
    </style:style>
    <style:style style:name="P118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e1bee" officeooo:paragraph-rsid="001e1bee" style:font-name-asian="Times New Roman" style:font-size-asian="12pt" style:font-weight-asian="normal" style:font-name-complex="Times New Roman" style:font-size-complex="12pt" style:font-weight-complex="normal"/>
    </style:style>
    <style:style style:name="P119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bold" officeooo:rsid="0019ae7b" officeooo:paragraph-rsid="001c479c" style:font-name-asian="Times New Roman" style:font-size-asian="12pt" style:font-weight-asian="bold" style:font-name-complex="Times New Roman" style:font-size-complex="12pt" style:font-weight-complex="bold"/>
    </style:style>
    <style:style style:name="P120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bold" officeooo:rsid="0019ae7b" officeooo:paragraph-rsid="001ccd82" style:font-name-asian="Times New Roman" style:font-size-asian="12pt" style:font-weight-asian="bold" style:font-name-complex="Times New Roman" style:font-size-complex="12pt" style:font-weight-complex="bold"/>
    </style:style>
    <style:style style:name="P121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bold" officeooo:rsid="0019ae7b" officeooo:paragraph-rsid="001e1bee" style:font-name-asian="Times New Roman" style:font-size-asian="12pt" style:font-weight-asian="bold" style:font-name-complex="Times New Roman" style:font-size-complex="12pt" style:font-weight-complex="bold"/>
    </style:style>
    <style:style style:name="P122" style:family="paragraph" style:parent-style-name="Standard" style:list-style-name="L2">
      <style:paragraph-properties fo:margin-top="0cm" fo:margin-bottom="0cm" style:contextual-spacing="false" fo:line-height="115%" fo:text-align="justify" style:justify-single-word="false" style:writing-mode="lr-tb"/>
      <style:text-properties fo:font-weight="normal" officeooo:rsid="001660dd" officeooo:paragraph-rsid="001b94c3" style:font-weight-asian="normal" style:font-weight-complex="normal"/>
    </style:style>
    <style:style style:name="P123" style:family="paragraph" style:parent-style-name="Standard" style:list-style-name="L2">
      <style:paragraph-properties fo:margin-top="0cm" fo:margin-bottom="0cm" style:contextual-spacing="false" fo:line-height="115%" fo:text-align="justify" style:justify-single-word="false" style:writing-mode="lr-tb"/>
      <style:text-properties fo:font-weight="normal" officeooo:rsid="001660dd" officeooo:paragraph-rsid="001660dd" style:font-weight-asian="normal" style:font-weight-complex="normal"/>
    </style:style>
    <style:style style:name="P124" style:family="paragraph" style:parent-style-name="Standard" style:list-style-name="L2">
      <style:paragraph-properties fo:margin-top="0cm" fo:margin-bottom="0cm" style:contextual-spacing="false" fo:line-height="115%" fo:text-align="justify" style:justify-single-word="false" style:writing-mode="lr-tb"/>
      <style:text-properties fo:font-weight="normal" officeooo:rsid="0015d047" officeooo:paragraph-rsid="001660dd" style:font-weight-asian="normal" style:font-weight-complex="normal"/>
    </style:style>
    <style:style style:name="P125" style:family="paragraph" style:parent-style-name="Standard" style:list-style-name="LS12">
      <style:paragraph-properties fo:margin-top="0cm" fo:margin-bottom="0cm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26" style:family="paragraph" style:parent-style-name="Standard" style:list-style-name="L3">
      <style:paragraph-properties fo:margin-top="0cm" fo:margin-bottom="0cm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27" style:family="paragraph" style:parent-style-name="Standard" style:list-style-name="L4">
      <style:paragraph-properties fo:margin-top="0cm" fo:margin-bottom="0cm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28" style:family="paragraph" style:parent-style-name="Standard" style:list-style-name="L5">
      <style:paragraph-properties fo:margin-top="0cm" fo:margin-bottom="0cm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29" style:family="paragraph" style:parent-style-name="Standard" style:list-style-name="LS12">
      <style:paragraph-properties fo:margin-top="0cm" fo:margin-bottom="0cm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30" style:family="paragraph" style:parent-style-name="Standard" style:list-style-name="L3">
      <style:paragraph-properties fo:margin-top="0cm" fo:margin-bottom="0cm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31" style:family="paragraph" style:parent-style-name="Standard" style:list-style-name="L4">
      <style:paragraph-properties fo:margin-top="0cm" fo:margin-bottom="0cm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32" style:family="paragraph" style:parent-style-name="Standard" style:list-style-name="L5">
      <style:paragraph-properties fo:margin-top="0cm" fo:margin-bottom="0cm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33" style:family="paragraph" style:parent-style-name="Standard" style:list-style-name="LS12">
      <style:paragraph-properties fo:margin-top="0cm" fo:margin-bottom="0cm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34" style:family="paragraph" style:parent-style-name="Standard" style:list-style-name="L3">
      <style:paragraph-properties fo:margin-top="0cm" fo:margin-bottom="0cm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35" style:family="paragraph" style:parent-style-name="Standard" style:list-style-name="L4">
      <style:paragraph-properties fo:margin-top="0cm" fo:margin-bottom="0cm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36" style:family="paragraph" style:parent-style-name="Standard" style:list-style-name="L5">
      <style:paragraph-properties fo:margin-top="0cm" fo:margin-bottom="0cm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37" style:family="paragraph" style:parent-style-name="Standard" style:list-style-name="L4">
      <style:paragraph-properties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38" style:family="paragraph" style:parent-style-name="Standard" style:list-style-name="L11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rsid="000f9df7" officeooo:paragraph-rsid="000f9df7" style:font-name-asian="Times New Roman" style:font-size-asian="12pt" style:font-name-complex="Times New Roman" style:font-size-complex="12pt"/>
    </style:style>
    <style:style style:name="P139" style:family="paragraph" style:parent-style-name="Standard" style:list-style-name="L11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ae5e1" style:font-name-asian="Times New Roman" style:font-size-asian="12pt" style:font-name-complex="Times New Roman" style:font-size-complex="12pt"/>
    </style:style>
    <style:style style:name="P140" style:family="paragraph" style:parent-style-name="Text_20_body" style:list-style-name="L1">
      <style:paragraph-properties fo:line-height="100%"/>
      <style:text-properties fo:font-weight="normal" officeooo:paragraph-rsid="000ae5e1" style:font-weight-asian="normal" style:font-weight-complex="normal"/>
    </style:style>
    <style:style style:name="T1" style:family="text">
      <style:text-properties officeooo:rsid="000ae5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dfdbb" style:font-weight-asian="normal" style:font-weight-complex="normal"/>
    </style:style>
    <style:style style:name="T4" style:family="text">
      <style:text-properties fo:font-weight="normal" officeooo:rsid="0021d9b6" style:font-weight-asian="normal" style:font-weight-complex="normal"/>
    </style:style>
    <style:style style:name="T5" style:family="text">
      <style:text-properties fo:font-weight="normal" officeooo:rsid="002235ec" style:font-weight-asian="normal" style:font-weight-complex="normal"/>
    </style:style>
    <style:style style:name="T6" style:family="text">
      <style:text-properties fo:font-weight="normal" officeooo:rsid="0025e808" style:font-weight-asian="normal" style:font-weight-complex="normal"/>
    </style:style>
    <style:style style:name="T7" style:family="text">
      <style:text-properties fo:font-weight="normal" officeooo:rsid="003fb429" style:font-weight-asian="normal" style:font-weight-complex="normal"/>
    </style:style>
    <style:style style:name="T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" style:family="text">
      <style:text-properties style:font-name="Times New Roman" fo:font-size="12pt" officeooo:rsid="00192abf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officeooo:rsid="000c2ee5"/>
    </style:style>
    <style:style style:name="T12" style:family="text">
      <style:text-properties officeooo:rsid="000d5abe"/>
    </style:style>
    <style:style style:name="T13" style:family="text">
      <style:text-properties officeooo:rsid="000efaff"/>
    </style:style>
    <style:style style:name="T14" style:family="text">
      <style:text-properties officeooo:rsid="000f9df7"/>
    </style:style>
    <style:style style:name="T15" style:family="text">
      <style:text-properties officeooo:rsid="001047f3"/>
    </style:style>
    <style:style style:name="T16" style:family="text">
      <style:text-properties officeooo:rsid="0010f89b"/>
    </style:style>
    <style:style style:name="T17" style:family="text">
      <style:text-properties officeooo:rsid="0012d99e"/>
    </style:style>
    <style:style style:name="T18" style:family="text">
      <style:text-properties officeooo:rsid="0015d047"/>
    </style:style>
    <style:style style:name="T19" style:family="text">
      <style:text-properties officeooo:rsid="001660dd"/>
    </style:style>
    <style:style style:name="T20" style:family="text">
      <style:text-properties officeooo:rsid="00183884"/>
    </style:style>
    <style:style style:name="T21" style:family="text">
      <style:text-properties officeooo:rsid="00192abf"/>
    </style:style>
    <style:style style:name="T22" style:family="text">
      <style:text-properties officeooo:rsid="0037d334"/>
    </style:style>
    <style:style style:name="T23" style:family="text">
      <style:text-properties officeooo:rsid="0026949f"/>
    </style:style>
    <style:style style:name="T24" style:family="text">
      <style:text-properties officeooo:rsid="00203fe8"/>
    </style:style>
    <style:style style:name="T25" style:family="text">
      <style:text-properties officeooo:rsid="003c1919"/>
    </style:style>
    <style:style style:name="T26" style:family="text">
      <style:text-properties officeooo:rsid="003fb429"/>
    </style:style>
    <style:style style:name="T27" style:family="text">
      <style:text-properties officeooo:rsid="004124a3"/>
    </style:style>
    <style:style style:name="T28" style:family="text">
      <style:text-properties officeooo:rsid="0037567f"/>
    </style:style>
    <style:style style:name="T29" style:family="text">
      <style:text-properties officeooo:rsid="004a6e04"/>
    </style:style>
    <style:style style:name="T30" style:family="text">
      <style:text-properties officeooo:rsid="004c91a6"/>
    </style:style>
    <style:style style:name="T31" style:family="text">
      <style:text-properties officeooo:rsid="0048c830"/>
    </style:style>
    <style:style style:name="T32" style:family="text">
      <style:text-properties officeooo:rsid="0049ea80"/>
    </style:style>
    <style:style style:name="T33" style:family="text">
      <style:text-properties officeooo:rsid="001b71df"/>
    </style:style>
    <style:style style:name="T34" style:family="text">
      <style:text-properties officeooo:rsid="001b94c3"/>
    </style:style>
    <style:style style:name="T35" style:family="text">
      <style:text-properties officeooo:rsid="002902b0"/>
    </style:style>
    <style:style style:name="T36" style:family="text">
      <style:text-properties officeooo:rsid="002abd47"/>
    </style:style>
    <style:style style:name="T37" style:family="text">
      <style:text-properties officeooo:rsid="002b1b44"/>
    </style:style>
    <style:style style:name="T38" style:family="text">
      <style:text-properties officeooo:rsid="0056f041"/>
    </style:style>
    <style:style style:name="T39" style:family="text">
      <style:text-properties officeooo:rsid="0057defb"/>
    </style:style>
    <style:style style:name="T40" style:family="text">
      <style:text-properties officeooo:rsid="005850d1"/>
    </style:style>
    <style:style style:name="T41" style:family="text">
      <style:text-properties officeooo:rsid="005ef6c9"/>
    </style:style>
    <style:style style:name="T42" style:family="text">
      <style:text-properties officeooo:rsid="001ccd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Features </text:p>
      <text:p text:style-name="P82"/>
      <text:list xml:id="list1644670113819637879" text:style-name="L1">
        <text:list-item>
          <text:p text:style-name="P85">Admin Login</text:p>
        </text:list-item>
        <text:list-item>
          <text:p text:style-name="P85">Admin Logout</text:p>
        </text:list-item>
        <text:list-item>
          <text:p text:style-name="P85">Customer Login</text:p>
        </text:list-item>
        <text:list-item>
          <text:p text:style-name="P85">Customer Login</text:p>
        </text:list-item>
        <text:list-item>
          <text:p text:style-name="P87">Customer Signup</text:p>
        </text:list-item>
      </text:list>
      <text:p text:style-name="P86"/>
      <text:list xml:id="list172914394104170" text:continue-numbering="true" text:style-name="L1">
        <text:list-header>
          <text:p text:style-name="P91">Customer Dashboard</text:p>
        </text:list-header>
        <text:list-item>
          <text:p text:style-name="P85">View My Orders</text:p>
        </text:list-item>
        <text:list-item>
          <text:p text:style-name="P85">View My Wishlist</text:p>
        </text:list-item>
        <text:list-item>
          <text:p text:style-name="P85">View My Reviews</text:p>
        </text:list-item>
        <text:list-item>
          <text:p text:style-name="P85">Re-order Items</text:p>
        </text:list-item>
        <text:list-item>
          <text:p text:style-name="P88">Update Settings</text:p>
        </text:list-item>
      </text:list>
      <text:p text:style-name="Standard"/>
      <text:list xml:id="list172916196248771" text:continue-numbering="true" text:style-name="L1">
        <text:list-header>
          <text:p text:style-name="P92">Admin Dashboard </text:p>
        </text:list-header>
        <text:list-item>
          <text:p text:style-name="P85">View customer orders</text:p>
        </text:list-item>
        <text:list-item>
          <text:p text:style-name="P85">Add products</text:p>
        </text:list-item>
        <text:list-item>
          <text:p text:style-name="P85">View products</text:p>
        </text:list-item>
        <text:list-item>
          <text:p text:style-name="P85">View Customers</text:p>
        </text:list-item>
        <text:list-item>
          <text:p text:style-name="P85">View Sales Report</text:p>
        </text:list-item>
      </text:list>
      <text:p text:style-name="Standard"/>
      <text:p text:style-name="P81">Store Catalog / Store Page</text:p>
      <text:list xml:id="list172914686218591" text:continue-numbering="true" text:style-name="L1">
        <text:list-item>
          <text:p text:style-name="P85">Filter products</text:p>
        </text:list-item>
        <text:list-item>
          <text:p text:style-name="P85">Product Social Sharing</text:p>
        </text:list-item>
        <text:list-item>
          <text:p text:style-name="P85">Add to Wishlist </text:p>
        </text:list-item>
        <text:list-item>
          <text:p text:style-name="P85">Search Product </text:p>
        </text:list-item>
        <text:list-item>
          <text:p text:style-name="P85"><text:span text:style-name="T12">Add</text:span> Feedback </text:p>
        </text:list-item>
        <text:list-item>
          <text:p text:style-name="P85"><text:span text:style-name="T1">View </text:span>Related Product</text:p>
        </text:list-item>
      </text:list>
      <text:p text:style-name="Standard"/>
      <text:list xml:id="list172914355513681" text:continue-numbering="true" text:style-name="L1">
        <text:list-item>
          <text:p text:style-name="P85">Reports &amp; Analytics</text:p>
        </text:list-item>
        <text:list-item>
          <text:p text:style-name="P85">Business Tools</text:p>
          <text:p text:style-name="P140"/>
        </text:list-item>
      </text:list>
      <text:p text:style-name="P73"/>
      <text:p text:style-name="P68"><text:span text:style-name="T21">User</text:span> Stories</text:p>
      <text:list xml:id="list8838251795213619853" text:style-name="L2">
        <text:list-item>
          <text:p text:style-name="P89">As an admin, I want to login to the website</text:p>
        </text:list-item>
        <text:list-item>
          <text:p text:style-name="P89">As an admin, I want to be able to logout of the website</text:p>
        </text:list-item>
        <text:list-item>
          <text:p text:style-name="P89">As a customer, I want to login to the website</text:p>
        </text:list-item>
        <text:list-item>
          <text:p text:style-name="P89">As a customer, I want to be able to logout of the website</text:p>
        </text:list-item>
        <text:list-item>
          <text:p text:style-name="P89">As a customer, I want to register to the website</text:p>
        </text:list-item>
        <text:list-item>
          <text:p text:style-name="P93">As the customer, I want to be able to view the order<text:span text:style-name="T22">s</text:span> i've made so that I could track the status of my order. </text:p>
        </text:list-item>
        <text:list-item>
          <text:p text:style-name="P94">As the customer, I want to view the items in my wishlist</text:p>
        </text:list-item>
        <text:list-item>
          <text:p text:style-name="P94">As the customer, I want to view the reviews I submitted for the products I bought</text:p>
        </text:list-item>
        <text:list-item>
          <text:p text:style-name="P95">As the customer, I want to be able to re-order products i've ordered in the past</text:p>
        </text:list-item>
        <text:list-item>
          <text:p text:style-name="P94">As the customer, I want to update my profile settings</text:p>
        </text:list-item>
        <text:list-item>
          <text:p text:style-name="P122"><text:soft-page-break/>As an admin, I want to view the orders of my customers</text:p>
        </text:list-item>
        <text:list-item>
          <text:p text:style-name="P122">As an admin, I want to add products</text:p>
        </text:list-item>
        <text:list-item>
          <text:p text:style-name="P122">As an admin, I want to view all the products</text:p>
        </text:list-item>
        <text:list-item>
          <text:p text:style-name="P122">As an admin, I want to view all my customers</text:p>
        </text:list-item>
        <text:list-item>
          <text:p text:style-name="P122">As an admin, I want to view my sales report</text:p>
        </text:list-item>
        <text:list-item>
          <text:p text:style-name="P89">As a customer, I want to filter the product by its brand and its price</text:p>
        </text:list-item>
        <text:list-item>
          <text:p text:style-name="P90">As a customer, I want to share the product to social media sites</text:p>
        </text:list-item>
        <text:list-item>
          <text:p text:style-name="P89">As a customer, I want to add the product to my wishlist</text:p>
        </text:list-item>
        <text:list-item>
          <text:p text:style-name="P89">As a customer I want to search a particular product </text:p>
        </text:list-item>
        <text:list-item>
          <text:p text:style-name="P89">As a customer, I want to <text:span text:style-name="T12">add a product feedback</text:span></text:p>
        </text:list-item>
        <text:list-item>
          <text:p text:style-name="P89">As a customer, I want to view the related products</text:p>
          <text:p text:style-name="P123"/>
          <text:p text:style-name="P124"/>
        </text:list-item>
      </text:list>
      <text:p text:style-name="P62"/>
      <text:p text:style-name="P70">Use Case #1</text:p>
      <text:p text:style-name="P58">Name - Admin login</text:p>
      <text:p text:style-name="P58">Description - Admin login to access the system</text:p>
      <text:p text:style-name="P58">Actor - Admin</text:p>
      <text:p text:style-name="P66">Pre-conditions - As an identification, the admin has a username and a password that is already stored in the system.</text:p>
      <text:p text:style-name="P58">Post-conditions - Notify the user if Login credentials are right or wrong, then redirected to home page once successful.</text:p>
      <text:p text:style-name="P57">Main course:</text:p>
      <text:list xml:id="list5849554141134047844" text:style-name="LS12">
        <text:list-item>
          <text:p text:style-name="P133">The admin enters username and password.</text:p>
        </text:list-item>
      </text:list>
      <text:p text:style-name="P67"><text:span text:style-name="T21">Exception</text:span>. Username or password is not recognize then admin will be informed that the details entered are invalid.</text:p>
      <text:list xml:id="list172915886886625" text:continue-numbering="true" text:style-name="LS12">
        <text:list-item>
          <text:p text:style-name="P125">If successful, redirects to <text:span text:style-name="T21">admin dashboard</text:span>.</text:p>
        </text:list-item>
        <text:list-item>
          <text:p text:style-name="P129">Exit</text:p>
        </text:list-item>
      </text:list>
      <text:p text:style-name="P62"/>
      <text:p text:style-name="P70">Use Case #<text:span text:style-name="T21">2</text:span></text:p>
      <text:p text:style-name="P61"><text:span text:style-name="T8">Name - Admin log</text:span><text:span text:style-name="T9">out</text:span></text:p>
      <text:p text:style-name="P61"><text:span text:style-name="T8">Description - Admin log</text:span><text:span text:style-name="T9">out</text:span><text:span text:style-name="T8"> to </text:span><text:span text:style-name="T9">exit from admin's account</text:span></text:p>
      <text:p text:style-name="P58">Actor - Admin</text:p>
      <text:p text:style-name="P65"><text:span text:style-name="T8">Pre-conditions – </text:span><text:span text:style-name="T9">The admin is logged in</text:span></text:p>
      <text:p text:style-name="P61"><text:span text:style-name="T8">Post-conditions – </text:span><text:span text:style-name="T9">The admin is redirected to the website's homepage</text:span></text:p>
      <text:p text:style-name="P57">Main course:</text:p>
      <text:list xml:id="list3180759248961336362" text:style-name="L3">
        <text:list-item>
          <text:p text:style-name="P134">The admin <text:span text:style-name="T21">clicks logout button</text:span></text:p>
        </text:list-item>
        <text:list-item>
          <text:p text:style-name="P126"><text:span text:style-name="T21">The system</text:span> redirects <text:span text:style-name="T21">to homepage</text:span></text:p>
        </text:list-item>
        <text:list-item>
          <text:p text:style-name="P130">Exit</text:p>
        </text:list-item>
      </text:list>
      <text:p text:style-name="P62"/>
      <text:p text:style-name="P70">Use Case #<text:span text:style-name="T21">3</text:span></text:p>
      <text:p text:style-name="P61"><text:soft-page-break/><text:span text:style-name="T8">Name - </text:span><text:span text:style-name="T9">Customer</text:span><text:span text:style-name="T8"> login</text:span></text:p>
      <text:p text:style-name="P61"><text:span text:style-name="T8">Description - </text:span><text:span text:style-name="T9">Customer</text:span><text:span text:style-name="T8"> login to access the system</text:span></text:p>
      <text:p text:style-name="P61"><text:span text:style-name="T8">Actor - </text:span><text:span text:style-name="T9">Customer</text:span></text:p>
      <text:p text:style-name="P65"><text:span text:style-name="T8">Pre-conditions - As an identification, the </text:span><text:span text:style-name="T9">customer</text:span><text:span text:style-name="T8"> has a username and a password that is already stored in the system.</text:span></text:p>
      <text:p text:style-name="P61"><text:span text:style-name="T8">Post-conditions - Notify the </text:span><text:span text:style-name="T9">customer</text:span><text:span text:style-name="T8"> if Login credentials are right or wrong, then redirected to </text:span><text:span text:style-name="T9">customer dashboard</text:span><text:span text:style-name="T8"> once successful.</text:span></text:p>
      <text:p text:style-name="P57">Main course:</text:p>
      <text:list xml:id="list3566154187090396089" text:style-name="L4">
        <text:list-item>
          <text:p text:style-name="P135">The <text:span text:style-name="T21">customer</text:span> enters username and password.</text:p>
          <text:p text:style-name="P137"><text:span text:style-name="T21">Exception</text:span>. Username or password is not recognize then admin will be informed that the details entered are invalid.</text:p>
        </text:list-item>
        <text:list-item>
          <text:p text:style-name="P127">If successful, redirects to <text:span text:style-name="T21">customer dashboard</text:span>.</text:p>
        </text:list-item>
        <text:list-item>
          <text:p text:style-name="P131">Exit</text:p>
        </text:list-item>
      </text:list>
      <text:p text:style-name="P62"/>
      <text:p text:style-name="P70">Use Case #<text:span text:style-name="T21">4</text:span></text:p>
      <text:p text:style-name="P61"><text:span text:style-name="T8">Name - </text:span><text:span text:style-name="T9">Customer</text:span><text:span text:style-name="T8"> log</text:span><text:span text:style-name="T9">out</text:span></text:p>
      <text:p text:style-name="P61"><text:span text:style-name="T8">Description - </text:span><text:span text:style-name="T9">Customer</text:span><text:span text:style-name="T8"> log</text:span><text:span text:style-name="T9">out</text:span><text:span text:style-name="T8"> to </text:span><text:span text:style-name="T9">exit from admin's account</text:span></text:p>
      <text:p text:style-name="P61"><text:span text:style-name="T8">Actor - </text:span><text:span text:style-name="T9">Customer</text:span></text:p>
      <text:p text:style-name="P65"><text:span text:style-name="T8">Pre-conditions – </text:span><text:span text:style-name="T9">The customer is logged in</text:span></text:p>
      <text:p text:style-name="P61"><text:span text:style-name="T8">Post-conditions – </text:span><text:span text:style-name="T9">The customer is redirected to the website's homepage</text:span></text:p>
      <text:p text:style-name="P57">Main course:</text:p>
      <text:list xml:id="list3031699366924642366" text:style-name="L5">
        <text:list-item>
          <text:p text:style-name="P136">The <text:span text:style-name="T21">customer</text:span> <text:span text:style-name="T21">clicks logout button</text:span></text:p>
        </text:list-item>
        <text:list-item>
          <text:p text:style-name="P128"><text:span text:style-name="T21">The system</text:span> redirects <text:span text:style-name="T21">to homepage</text:span></text:p>
        </text:list-item>
        <text:list-item>
          <text:p text:style-name="P132">Exit</text:p>
        </text:list-item>
      </text:list>
      <text:p text:style-name="P64"/>
      <text:p text:style-name="P70">Use Case #<text:span text:style-name="T21">5</text:span></text:p>
      <text:p text:style-name="P59"><text:span text:style-name="T21">N</text:span>ame: Sign up</text:p>
      <text:p text:style-name="P59">Actor: <text:span text:style-name="T21">Customer</text:span></text:p>
      <text:p text:style-name="P59">Pre-Condition: <text:span text:style-name="T21">Customer</text:span> hasn't signed up</text:p>
      <text:p text:style-name="P59">Post-Condition: The <text:span text:style-name="T21">custome</text:span>r's account will be recorded in the database</text:p>
      <text:p text:style-name="P59">Main Course:</text:p>
      <text:p text:style-name="P59">1. the <text:span text:style-name="T21">customer</text:span> clicks the sign up button</text:p>
      <text:p text:style-name="P59">2. The <text:span text:style-name="T21">customer</text:span> will be redirected to the signup page</text:p>
      <text:p text:style-name="P59">3. The <text:span text:style-name="T21">customer</text:span> fills up the signup form</text:p>
      <text:p text:style-name="P59">4. The <text:span text:style-name="T21">customer</text:span> clicks the submit button</text:p>
      <text:p text:style-name="P59">Exception: If the <text:span text:style-name="T21">customer</text:span> has an invalid entry. Go back to 3</text:p>
      <text:p text:style-name="P59">5. A prompt will show that the <text:span text:style-name="T21">customer</text:span> is successful in signing up</text:p>
      <text:p text:style-name="P13">6. Exit</text:p>
      <text:p text:style-name="P13"/>
      <text:p text:style-name="P37">Use Case <text:span text:style-name="T23">#6</text:span></text:p>
      <text:p text:style-name="P15"><text:span text:style-name="T24">Name: </text:span>View order<text:span text:style-name="T25">s</text:span></text:p>
      <text:p text:style-name="P16"><text:soft-page-break/>Actor: Customer</text:p>
      <text:p text:style-name="P39"><text:span text:style-name="T2">Pre-condition:</text:span> <text:span text:style-name="T2">The customer has an </text:span><text:span text:style-name="T3">order transaction</text:span></text:p>
      <text:p text:style-name="P16">Post-condition: The customer will be able to view the order status and details</text:p>
      <text:p text:style-name="P16">Main Course: </text:p>
      <text:list xml:id="list6245103832778040897" text:style-name="L6">
        <text:list-item>
          <text:p text:style-name="P108"><text:span text:style-name="T2">The use case begins when the customer logs in the customer dashboard </text:span><text:span text:style-name="T4">and is in the dashboard area</text:span></text:p>
        </text:list-item>
        <text:list-item>
          <text:p text:style-name="P96">The user clicks on “My orders” link in the navigation section</text:p>
        </text:list-item>
        <text:list-item>
          <text:p text:style-name="P108"><text:span text:style-name="T5">The system displays all orders with an open status the user made in the past</text:span><text:span text:style-name="T4"> <text:s/></text:span><text:span text:style-name="T2"><text:s/></text:span></text:p>
        </text:list-item>
        <text:list-item>
          <text:p text:style-name="P109"><text:span text:style-name="T2">The user </text:span><text:span text:style-name="T5">selects the order he wants to view</text:span></text:p>
        </text:list-item>
        <text:list-item>
          <text:p text:style-name="P97">The system displays the order's status and details.</text:p>
        </text:list-item>
        <text:list-item>
          <text:p text:style-name="P110"><text:span text:style-name="T2">The use case </text:span><text:span text:style-name="T6">exits</text:span></text:p>
        </text:list-item>
      </text:list>
      <text:p text:style-name="P37"/>
      <text:p text:style-name="P40">Use Case #<text:span text:style-name="T33">7</text:span></text:p>
      <text:p text:style-name="P17">Name: View Wishlist</text:p>
      <text:p text:style-name="P17">Actor: Customer</text:p>
      <text:p text:style-name="P17">Pre-condition: The customer <text:span text:style-name="T26">is logged in and is in the customer dashboard</text:span></text:p>
      <text:p text:style-name="P18">Post-condition: The customer will be able to view the items he added to wishlist</text:p>
      <text:p text:style-name="P18">Main Course:</text:p>
      <text:list xml:id="list5251087013800610795" text:style-name="L7">
        <text:list-item>
          <text:p text:style-name="P98">The use case begins when the customer logs in the customer dashboard.</text:p>
        </text:list-item>
        <text:list-item>
          <text:p text:style-name="P98">The user clicks on “My Wishlist” link in the navigation section</text:p>
        </text:list-item>
        <text:list-item>
          <text:p text:style-name="P98">The system displays all items in the wishlist of the user</text:p>
        </text:list-item>
        <text:list-item>
          <text:p text:style-name="P98">The user sees all items he added in wishlist</text:p>
        </text:list-item>
        <text:list-item>
          <text:p text:style-name="P98">The use case exits. </text:p>
        </text:list-item>
      </text:list>
      <text:p text:style-name="P49"/>
      <text:p text:style-name="P41">Use Case #<text:span text:style-name="T33">8</text:span></text:p>
      <text:p text:style-name="P19">Name: View Reviews</text:p>
      <text:p text:style-name="P19">Actor: Customer</text:p>
      <text:p text:style-name="P50"><text:span text:style-name="T2">Pre-condition: The customer </text:span><text:span text:style-name="T7">is logged in and is in the customer dashboard</text:span></text:p>
      <text:p text:style-name="P18">Post-condition: The customer will be able to view <text:span text:style-name="T27">ratings and feedback he submitted for the products he bought</text:span></text:p>
      <text:p text:style-name="P20">Main Course: </text:p>
      <text:list xml:id="list8286927146111178366" text:style-name="L8">
        <text:list-item>
          <text:p text:style-name="P99">The use case begins when the customer clicks on the “My Reviews” link in the navigation section</text:p>
        </text:list-item>
        <text:list-item>
          <text:p text:style-name="P99">The system displays a table containing the products and the reviews I've written</text:p>
        </text:list-item>
        <text:list-item>
          <text:p text:style-name="P100">The user sees the feedback he submitted for the product</text:p>
        </text:list-item>
        <text:list-item>
          <text:p text:style-name="P100">The use case exits.</text:p>
        </text:list-item>
      </text:list>
      <text:p text:style-name="P17"/>
      <text:p text:style-name="P42">Use Case #<text:span text:style-name="T33">9</text:span></text:p>
      <text:p text:style-name="P21">Name: <text:span text:style-name="T28">Re-order Items</text:span></text:p>
      <text:p text:style-name="P21">Actor: Customer</text:p>
      <text:p text:style-name="P21">Pre-condition: <text:span text:style-name="T29">The customer is logged in and the product is currently in stock. </text:span></text:p>
      <text:p text:style-name="P21">Post-condition: <text:span text:style-name="T30">The product is added in the user's cart</text:span></text:p>
      <text:p text:style-name="P21"><text:soft-page-break/>Main Course:</text:p>
      <text:list xml:id="list274250096361566465" text:style-name="L9">
        <text:list-item>
          <text:p text:style-name="P101"><text:span text:style-name="T31">The use case begins when the User views his orders (</text:span>Use Case <text:span text:style-name="T23">#1)</text:span></text:p>
        </text:list-item>
        <text:list-item>
          <text:p text:style-name="P102">The <text:span text:style-name="T32">user clicks on the item he wants to re-order</text:span></text:p>
        </text:list-item>
        <text:list-item>
          <text:p text:style-name="P103">The system displays the item details</text:p>
        </text:list-item>
        <text:list-item>
          <text:p text:style-name="P103">The user inputs the amount he wants to re-order</text:p>
        </text:list-item>
        <text:list-item>
          <text:p text:style-name="P103">The user clicks on re-order button</text:p>
        </text:list-item>
        <text:list-item>
          <text:p text:style-name="P103">The system adds the item in the user's shopping cart</text:p>
        </text:list-item>
      </text:list>
      <text:p text:style-name="P22">Exception:</text:p>
      <text:p text:style-name="P22">5a. The product is out of stock</text:p>
      <text:p text:style-name="P22"/>
      <text:p text:style-name="P43">Use Case #<text:span text:style-name="T33">10</text:span></text:p>
      <text:p text:style-name="P23">Name : Update Settings</text:p>
      <text:p text:style-name="P23">Actor: Customer</text:p>
      <text:p text:style-name="P14">Pre-condition: The customer is registered and logged in</text:p>
      <text:p text:style-name="P14">Post-condtion: The customer's profile settings is updated</text:p>
      <text:p text:style-name="P14">Main Course:</text:p>
      <text:list xml:id="list802794653768375570" text:style-name="L10">
        <text:list-item>
          <text:p text:style-name="P104">The use case begins when the User clicks on My Settings</text:p>
        </text:list-item>
        <text:list-item>
          <text:p text:style-name="P104">The system display the user's profile details and settings</text:p>
        </text:list-item>
        <text:list-item>
          <text:p text:style-name="P105">The user clicks on Edit Profile</text:p>
        </text:list-item>
        <text:list-item>
          <text:p text:style-name="P106">The system makes the form editable</text:p>
        </text:list-item>
        <text:list-item>
          <text:p text:style-name="P106">The user updates the form fields</text:p>
        </text:list-item>
        <text:list-item>
          <text:p text:style-name="P106">The user clicks submit</text:p>
        </text:list-item>
        <text:list-item>
          <text:p text:style-name="P106">The system updates the user's profile</text:p>
        </text:list-item>
      </text:list>
      <text:p text:style-name="P14"/>
      <text:p text:style-name="P53">Use Case #<text:span text:style-name="T34">11</text:span></text:p>
      <text:p text:style-name="P83">Name: <text:span text:style-name="T18">View customer orders</text:span></text:p>
      <text:p text:style-name="P83">Actor: Admin</text:p>
      <text:p text:style-name="P60">Pre-condition: The admin is in the admin dashboard</text:p>
      <text:p text:style-name="P60">Post-Condition: <text:span text:style-name="T20">The list of customer orders will be displayed</text:span></text:p>
      <text:p text:style-name="P60">Main Course:</text:p>
      <text:p text:style-name="P60"><text:span text:style-name="T20">1</text:span>. The admin clicks the <text:span text:style-name="T20">view customer orders tab</text:span></text:p>
      <text:p text:style-name="P60"><text:span text:style-name="T20">2</text:span>. The <text:span text:style-name="T20">system displays all the customer orders</text:span></text:p>
      <text:p text:style-name="P4">3. Exit</text:p>
      <text:p text:style-name="P2"/>
      <text:p text:style-name="P53">Use Case #<text:span text:style-name="T34">12</text:span></text:p>
      <text:p text:style-name="P83"><text:span text:style-name="T10">Name: </text:span><text:span text:style-name="T18">Add products</text:span></text:p>
      <text:p text:style-name="P83">Actor: Admin</text:p>
      <text:p text:style-name="P60">Pre-condition: The admin is in the admin dashboard</text:p>
      <text:p text:style-name="P60">Post-Condition: The product added will be <text:span text:style-name="T20">added in the product list and will be displayed in the store page</text:span></text:p>
      <text:p text:style-name="P60">Main Course:</text:p>
      <text:p text:style-name="P60">1. The admin is on the admin dashboard</text:p>
      <text:p text:style-name="P60"><text:soft-page-break/>2. The admin clicks the add product <text:span text:style-name="T20">button</text:span> and he will then be redirected to the add product page with the add product form</text:p>
      <text:p text:style-name="P60">3. The admin will input the information of the product he is going to add</text:p>
      <text:p text:style-name="P51">4. <text:span text:style-name="T20">The admin clicks on the add button</text:span></text:p>
      <text:p text:style-name="P60">Exception: if the product <text:span text:style-name="T20">already exists</text:span>, show error. Exit</text:p>
      <text:p text:style-name="P52">5. The product is added</text:p>
      <text:p text:style-name="P52">6. Exit</text:p>
      <text:p text:style-name="P52"/>
      <text:p text:style-name="P53">Use Case #<text:span text:style-name="T34">13</text:span></text:p>
      <text:p text:style-name="P83">Name: <text:span text:style-name="T18">View products</text:span></text:p>
      <text:p text:style-name="P83">Actor: Admin</text:p>
      <text:p text:style-name="P60">Pre-condition: The admin is in the admin dashboard</text:p>
      <text:p text:style-name="P60">Post-Condition: <text:span text:style-name="T20">All the </text:span>product<text:span text:style-name="T20">s will be displayed</text:span></text:p>
      <text:p text:style-name="P60">Main Course:</text:p>
      <text:p text:style-name="P60"><text:span text:style-name="T20">1</text:span>. The admin clicks the <text:span text:style-name="T20">view products tab</text:span></text:p>
      <text:p text:style-name="P60"><text:span text:style-name="T20">2</text:span>. The <text:span text:style-name="T20">system displays all the products</text:span></text:p>
      <text:p text:style-name="P52">3. Exit</text:p>
      <text:p text:style-name="P52"/>
      <text:p text:style-name="P53">Use Case #<text:span text:style-name="T19">14</text:span></text:p>
      <text:p text:style-name="P83">Name: <text:span text:style-name="T18">View Customers</text:span></text:p>
      <text:p text:style-name="P83">Actor: Admin</text:p>
      <text:p text:style-name="P60">Pre-condition: The admin is in the admin dashboard</text:p>
      <text:p text:style-name="P60">Post-Condition: <text:span text:style-name="T20">All the customers will be displayed</text:span></text:p>
      <text:p text:style-name="P60">Main Course:</text:p>
      <text:p text:style-name="P60"><text:span text:style-name="T20">1</text:span>. The admin clicks the <text:span text:style-name="T20">view products tab</text:span></text:p>
      <text:p text:style-name="P60"><text:span text:style-name="T20">2</text:span>. The <text:span text:style-name="T20">system displays all the products</text:span></text:p>
      <text:p text:style-name="P52">3. Exit</text:p>
      <text:p text:style-name="P52"/>
      <text:p text:style-name="P53">Use Case #<text:span text:style-name="T19">15</text:span></text:p>
      <text:p text:style-name="P83"><text:span text:style-name="T19">Name: </text:span>View Sales Report</text:p>
      <text:p text:style-name="P83">Actor: Admin</text:p>
      <text:p text:style-name="P60">Pre-condition: The admin is in the admin dashboard</text:p>
      <text:p text:style-name="P60">Post-Condition: <text:span text:style-name="T20">All the sales reports will be displayed</text:span></text:p>
      <text:p text:style-name="P60">Main Course:</text:p>
      <text:p text:style-name="P60"><text:span text:style-name="T20">1</text:span>. The admin clicks the <text:span text:style-name="T20">view sales report tab</text:span></text:p>
      <text:p text:style-name="P60"><text:span text:style-name="T20">2</text:span>. The <text:span text:style-name="T20">system displays all the products</text:span></text:p>
      <text:p text:style-name="P24">3. Exit</text:p>
      <text:p text:style-name="P63"/>
      <text:p text:style-name="P68">Use Case #<text:span text:style-name="T34">16</text:span></text:p>
      <text:p text:style-name="P55"><text:span text:style-name="T19">N</text:span>ame: <text:span text:style-name="T13">Filter products </text:span></text:p>
      <text:p text:style-name="P55">Actor: customer</text:p>
      <text:p text:style-name="P55">Pre-<text:span text:style-name="T1">c</text:span>ondition: The customer is in the <text:span text:style-name="T13">category page</text:span></text:p>
      <text:p text:style-name="P55"><text:soft-page-break/>Post-<text:span text:style-name="T1">c</text:span>ondition: The <text:span text:style-name="T14">products filtered by category is shown</text:span></text:p>
      <text:p text:style-name="P55">Main Course:</text:p>
      <text:list xml:id="list8210584616357964412" text:style-name="L11">
        <text:list-item>
          <text:p text:style-name="P138">The customer clicks a category and chooses the subcategory for the product he/she likes</text:p>
        </text:list-item>
        <text:list-item>
          <text:p text:style-name="P111">The system will automatically show the filtered products inside the category</text:p>
        </text:list-item>
        <text:list-item>
          <text:p text:style-name="P112">Exit</text:p>
        </text:list-item>
      </text:list>
      <text:p text:style-name="P1"/>
      <text:p text:style-name="P68">Use Case #<text:span text:style-name="T34">17</text:span></text:p>
      <text:p text:style-name="P54"><text:span text:style-name="T19">N</text:span>ame: <text:span text:style-name="T1">Product Social Sharing</text:span></text:p>
      <text:p text:style-name="P54">Actor: customer</text:p>
      <text:p text:style-name="P54">Pre-<text:span text:style-name="T1">c</text:span>ondition: The customer is in the page of the product</text:p>
      <text:p text:style-name="P54">Post-<text:span text:style-name="T1">c</text:span>ondition: The product will be shared on the <text:span text:style-name="T11">social media platform where the customer had chosen.</text:span></text:p>
      <text:p text:style-name="P54">Main Course:</text:p>
      <text:list xml:id="list172915233038496" text:continue-numbering="true" text:style-name="L11">
        <text:list-item>
          <text:p text:style-name="P139">The customer clicks the icon of the desired social media site</text:p>
        </text:list-item>
        <text:list-item>
          <text:p text:style-name="P113"><text:s/><text:span text:style-name="T11">System will redirect the customer to that particular site.</text:span></text:p>
        </text:list-item>
        <text:list-item>
          <text:p text:style-name="P115">The product is shared</text:p>
        </text:list-item>
        <text:list-item>
          <text:p text:style-name="P115">Exit </text:p>
          <text:p text:style-name="P115"/>
        </text:list-item>
      </text:list>
      <text:p text:style-name="P68">Use Case #<text:span text:style-name="T34">18</text:span></text:p>
      <text:p text:style-name="P56"><text:span text:style-name="T19">N</text:span>ame: Add to Wishlist</text:p>
      <text:p text:style-name="P56">Actor: customer</text:p>
      <text:p text:style-name="P56">Pre-Condition: The customer is logged in and is on the product page</text:p>
      <text:p text:style-name="P56">Post-Condition: The specified product will be added to his/her wishlist</text:p>
      <text:p text:style-name="P56">Main Course:</text:p>
      <text:p text:style-name="P56">1. The customer clicks the heart icon on the product page</text:p>
      <text:p text:style-name="P56">Exception: If the product is already in the customer’s wishlist, show error. Exit</text:p>
      <text:p text:style-name="P56">2. The specified product will be reflected on the customer's wishlist</text:p>
      <text:p text:style-name="P3">3. Exit</text:p>
      <text:p text:style-name="P68"/>
      <text:p text:style-name="P69">Use Case #<text:span text:style-name="T34">19</text:span></text:p>
      <text:p text:style-name="P7">Name: Search Product</text:p>
      <text:p text:style-name="P7">Actor: customer</text:p>
      <text:p text:style-name="P8">Pre-Condition: The customer is logged in and is on the store page</text:p>
      <text:p text:style-name="P56">Post-Condition: The <text:span text:style-name="T15">searched product is shown</text:span></text:p>
      <text:p text:style-name="P56">Main Course:</text:p>
      <text:p text:style-name="P56">1. The customer <text:span text:style-name="T15">inputs the product name or any product information on the search bar</text:span></text:p>
      <text:p text:style-name="P56">2. <text:span text:style-name="T15">The system checks the information entered by the customer</text:span></text:p>
      <text:p text:style-name="P6">3. The system will show the product that matches the input</text:p>
      <text:p text:style-name="P6">Exception: Nothing matches.</text:p>
      <text:p text:style-name="P9">4. Exit</text:p>
      <text:p text:style-name="P68"/>
      <text:p text:style-name="P68">Use Case #<text:span text:style-name="T34">20</text:span></text:p>
      <text:p text:style-name="P54">ame: <text:span text:style-name="T2">Rate &amp; Add Feedback </text:span></text:p>
      <text:p text:style-name="P54">Actor: customer</text:p>
      <text:p text:style-name="P54">Pre-Condition: The customer is on the product page</text:p>
      <text:p text:style-name="P54">Post-Condition: The feedback will be shown on the feedback portion of the product</text:p>
      <text:p text:style-name="P54"><text:soft-page-break/>Main Course:</text:p>
      <text:p text:style-name="P54">1. The customer clicks the Write a Review button</text:p>
      <text:p text:style-name="P54">2. The customer writes his/her feedback to the form</text:p>
      <text:p text:style-name="P54">Exception: If the number of characters exceed 500, Show error. Exit</text:p>
      <text:p text:style-name="P54">3. The customer's feedback will be recorded in the database and shown on the feedback portion of the produc<text:span text:style-name="T2">t</text:span></text:p>
      <text:p text:style-name="P1">4. Exit</text:p>
      <text:p text:style-name="P68"/>
      <text:p text:style-name="P68">Use Case #<text:span text:style-name="T34">21</text:span></text:p>
      <text:p text:style-name="P54"><text:span text:style-name="T19">N</text:span>ame:<text:span text:style-name="T1">View </text:span>Related Produc<text:span text:style-name="T1">t</text:span></text:p>
      <text:p text:style-name="P54">Actor: <text:span text:style-name="T1">customer</text:span></text:p>
      <text:p text:style-name="P54">Pre-<text:span text:style-name="T1">c</text:span>ondition: The Tags of the product has similar products</text:p>
      <text:p text:style-name="P54">Post-<text:span text:style-name="T1">c</text:span>ondition: Products with similar tags will be shown on the product's page</text:p>
      <text:p text:style-name="P54">Main Course:</text:p>
      <text:p text:style-name="P54">1. The customer has clicked on the product and is on the product page</text:p>
      <text:p text:style-name="P54">2. Products with the same tags will be shown in the related products portion of the page</text:p>
      <text:p text:style-name="P1">3. Exit</text:p>
      <text:p text:style-name="P1"/>
      <text:p text:style-name="P119">Test Case <text:span text:style-name="T35">#1</text:span></text:p>
      <text:p text:style-name="P116">Scenario: Admin Login</text:p>
      <text:p text:style-name="P116">Given the admin is not logged in</text:p>
      <text:p text:style-name="P116">And the admin didn't make any mistakes in typing in his account information</text:p>
      <text:p text:style-name="P116">When the admin clicks on login</text:p>
      <text:p text:style-name="P116">Then the admin will be redirected to the admin dashboard</text:p>
      <text:p text:style-name="P116"/>
      <text:p text:style-name="P119">Test Case <text:span text:style-name="T35">#2</text:span></text:p>
      <text:p text:style-name="P116">Scenario: Admin Logout</text:p>
      <text:p text:style-name="P116">Given the admin wants to logout</text:p>
      <text:p text:style-name="P116">And he is on a page with a logout button</text:p>
      <text:p text:style-name="P116">When the admin clicks the logout button </text:p>
      <text:p text:style-name="P116">Then the admin will be redirected to the homepage</text:p>
      <text:p text:style-name="P116"/>
      <text:p text:style-name="P119">Test Case <text:span text:style-name="T35">#3</text:span></text:p>
      <text:p text:style-name="P116">Scenario: Customer Login</text:p>
      <text:p text:style-name="P116">Give<text:span text:style-name="T42">n</text:span> the user is not logged in</text:p>
      <text:p text:style-name="P116">And there are no mistakes in the account information</text:p>
      <text:p text:style-name="P116">When the user clicks the login button</text:p>
      <text:p text:style-name="P116">Then the user will be redirected to the customer dashboard</text:p>
      <text:p text:style-name="P116"/>
      <text:p text:style-name="P120">Test Case <text:span text:style-name="T35">#4</text:span></text:p>
      <text:p text:style-name="P117">Scenario: Customer Logout</text:p>
      <text:p text:style-name="P117">Given the user is on a page with a logout button</text:p>
      <text:p text:style-name="P117">When the user clicks the logout button</text:p>
      <text:p text:style-name="P117">Then the user will be redirected to the homepage</text:p>
      <text:p text:style-name="P121"><text:soft-page-break/>Test Case <text:span text:style-name="T35">#5</text:span></text:p>
      <text:p text:style-name="P118">Scenario: Customer Signup</text:p>
      <text:p text:style-name="P118">Given the customer haven't signed up yet</text:p>
      <text:p text:style-name="P118">And there are no mistakes on any of the sign up fields</text:p>
      <text:p text:style-name="P118">When the customer clicks on the Sign Up buttong</text:p>
      <text:p text:style-name="P118">Then the customer will be signed up </text:p>
      <text:p text:style-name="P118">And redirected to the homepage</text:p>
      <text:p text:style-name="P5"/>
      <text:p text:style-name="P38">Test Case <text:span text:style-name="T35">#6 </text:span></text:p>
      <text:p text:style-name="P11">Scenario: <text:span text:style-name="T36">View Orders</text:span></text:p>
      <text:p text:style-name="P27">Given <text:span text:style-name="T37">a customer who successfully made an order in the store page, </text:span></text:p>
      <text:p text:style-name="P10">And the customer is logged in the customer dashboard, <text:s/></text:p>
      <text:p text:style-name="P10">When the customer clicks on “My Orders”, </text:p>
      <text:p text:style-name="P10">Then the customer should the order he made in the order list. </text:p>
      <text:p text:style-name="P44"/>
      <text:p text:style-name="P45">Test Case #<text:span text:style-name="T34">7</text:span> </text:p>
      <text:p text:style-name="P28">Scenario: <text:span text:style-name="T38">View Wishlist</text:span></text:p>
      <text:p text:style-name="P29">Given a customer who is logged in, </text:p>
      <text:p text:style-name="P29">When the customer clicks on “<text:span text:style-name="T39">My Wishlist</text:span>” <text:span text:style-name="T39">link</text:span>,</text:p>
      <text:p text:style-name="P29">Then the <text:span text:style-name="T40">customer's wishlist items should show up in the table</text:span></text:p>
      <text:p text:style-name="P30"/>
      <text:p text:style-name="P46">Test Case #<text:span text:style-name="T34">7.1</text:span> </text:p>
      <text:p text:style-name="P31">Scenario: View Wishlist – No wishlist items </text:p>
      <text:p text:style-name="P31">Given a customer,</text:p>
      <text:p text:style-name="P31">And the customer is logged in the customer dashboard,</text:p>
      <text:p text:style-name="P32">When the customer clicks on “My Wishlist” link, </text:p>
      <text:p text:style-name="P32">Then a message should appear on the screen saying that “No items has been added to wishlist”</text:p>
      <text:p text:style-name="P32"/>
      <text:p text:style-name="P47">Test Case #<text:span text:style-name="T34">8</text:span></text:p>
      <text:p text:style-name="P33">Scenario: View Reviews</text:p>
      <text:p text:style-name="P34">Given a customer</text:p>
      <text:p text:style-name="P34">And the customer is logged in the customer dashboard</text:p>
      <text:p text:style-name="P34">When the customer clicks on “View Reviews” link,</text:p>
      <text:p text:style-name="P34">And the customer has submitted a review for a product he bought</text:p>
      <text:p text:style-name="P34">Then the review should appear on the table</text:p>
      <text:p text:style-name="P34"/>
      <text:p text:style-name="P47">Test Case #<text:span text:style-name="T34">9</text:span> </text:p>
      <text:p text:style-name="P33">Scenario: Re-order products</text:p>
      <text:p text:style-name="P35">Given a customer</text:p>
      <text:p text:style-name="P35">And the customer is logged in the customer dashboard</text:p>
      <text:p text:style-name="P35">When the customer clicks on “View orders” link, </text:p>
      <text:p text:style-name="P35">And the customer clicks on a product in the Orders page,</text:p>
      <text:p text:style-name="P35">And the customer inputs a quantity to reorder, </text:p>
      <text:p text:style-name="P35"><text:soft-page-break/>And the customer <text:span text:style-name="T41">clicks on “Re-order” button</text:span></text:p>
      <text:p text:style-name="P36">Then the product should appear on his cart</text:p>
      <text:p text:style-name="P48"/>
      <text:p text:style-name="P47">Test Case #<text:span text:style-name="T34">10</text:span></text:p>
      <text:p text:style-name="P33">Scenario: Update profile settings</text:p>
      <text:p text:style-name="P26">Given a customer,</text:p>
      <text:p text:style-name="P26">And the customer is registered and logged in the system,</text:p>
      <text:p text:style-name="P26">When the customer clicks on “Update Profile Settings”,</text:p>
      <text:p text:style-name="P26">And the customer clicks on “Edit Profile”,</text:p>
      <text:p text:style-name="P26">And the customer updates the form fields,</text:p>
      <text:p text:style-name="P26">And the customer clicks on submit,</text:p>
      <text:p text:style-name="P26">Then the customer's profile should be updated</text:p>
      <text:p text:style-name="P26"/>
      <text:p text:style-name="P25"/>
      <text:p text:style-name="P71">Test Case #<text:span text:style-name="T34">11</text:span></text:p>
      <text:p text:style-name="P78">Scenario: <text:span text:style-name="T18">View customer orders</text:span></text:p>
      <text:p text:style-name="P78">Given a customer</text:p>
      <text:p text:style-name="P78">And the products that the customer ordered</text:p>
      <text:p text:style-name="P78">And the admin is in the admin dashboar</text:p>
      <text:p text:style-name="P78">When the admin clicks the view customer orders tab</text:p>
      <text:p text:style-name="P78">Then the list of customer orders is displayed</text:p>
      <text:p text:style-name="P79"/>
      <text:p text:style-name="P71">Test Case #<text:span text:style-name="T34">12</text:span></text:p>
      <text:p text:style-name="P78">Scenario: <text:span text:style-name="T18">Add products</text:span></text:p>
      <text:p text:style-name="P78">Given a product details</text:p>
      <text:p text:style-name="P78">And the admin is in the admin dashboard</text:p>
      <text:p text:style-name="P78">When the admin clicks the add product tab</text:p>
      <text:p text:style-name="P78">Then the product is added</text:p>
      <text:p text:style-name="P78"/>
      <text:p text:style-name="P71">Test Case #<text:span text:style-name="T34">13</text:span></text:p>
      <text:p text:style-name="P78">Scenario: <text:span text:style-name="T18">View products</text:span></text:p>
      <text:p text:style-name="P78">Given the products</text:p>
      <text:p text:style-name="P78">And the admin is in the admin dashboard</text:p>
      <text:p text:style-name="P78">When the admin clicks the view products tab</text:p>
      <text:p text:style-name="P78">Then the list of products is displayed</text:p>
      <text:p text:style-name="P78"/>
      <text:p text:style-name="P71"><text:soft-page-break/>Test Case #1<text:span text:style-name="T34">4</text:span></text:p>
      <text:p text:style-name="P78">Scenario: <text:span text:style-name="T18">View Customers</text:span></text:p>
      <text:p text:style-name="P78">Given the customers</text:p>
      <text:p text:style-name="P78">And the admin is in the admin dashboard</text:p>
      <text:p text:style-name="P78">When the admin clicks the view customers tab</text:p>
      <text:p text:style-name="P78">Then the list of customers is displayed</text:p>
      <text:p text:style-name="P78"/>
      <text:p text:style-name="P71">Test Case #1<text:span text:style-name="T34">5</text:span></text:p>
      <text:p text:style-name="P78">Scenario: <text:span text:style-name="T18">View Sales Report</text:span></text:p>
      <text:p text:style-name="P78">Given the list of products sold</text:p>
      <text:p text:style-name="P78">And the admin is in the admin dashboar<text:span text:style-name="T34">d</text:span></text:p>
      <text:p text:style-name="P78">When the admin clicks the view sales report tab</text:p>
      <text:p text:style-name="P78">Then the sales report is displayed</text:p>
      <text:p text:style-name="P71"/>
      <text:p text:style-name="P24"/>
      <text:p text:style-name="P72">Test Case #1<text:span text:style-name="T34">6</text:span></text:p>
      <text:p text:style-name="P11">Scenario: <text:span text:style-name="T16">Filter Products</text:span></text:p>
      <text:p text:style-name="P12">Given the categories of products</text:p>
      <text:p text:style-name="P12">And the customer is in the category page</text:p>
      <text:p text:style-name="P12">When the customer clicks a category</text:p>
      <text:p text:style-name="P12">Then <text:span text:style-name="T17">the system will show the filtered products inside the selected category</text:span></text:p>
      <text:p text:style-name="P10"/>
      <text:p text:style-name="P72">Test Case #<text:span text:style-name="T34">17</text:span></text:p>
      <text:p text:style-name="P76">Scenario: Product Social Sharing</text:p>
      <text:p text:style-name="P76">Given the product </text:p>
      <text:p text:style-name="P76">And the customer is in the product page</text:p>
      <text:p text:style-name="P76">When the customer clicks the social media site icon</text:p>
      <text:p text:style-name="P76">Then the customer will redirected to that site </text:p>
      <text:p text:style-name="P76">And the product is shared</text:p>
      <text:p text:style-name="P76"/>
      <text:p text:style-name="P72">Test Case #<text:span text:style-name="T34">18</text:span></text:p>
      <text:p text:style-name="P75"><text:span text:style-name="T16">Scenario: </text:span>Add to Wishlist</text:p>
      <text:p text:style-name="P75"><text:span text:style-name="T16">Given the product</text:span> </text:p>
      <text:p text:style-name="P76">And the customer is on the product page</text:p>
      <text:p text:style-name="P76"><text:soft-page-break/>When the customer clicks the add to wishlist button</text:p>
      <text:p text:style-name="P76">Then the product will be added on the customer's wishlist</text:p>
      <text:p text:style-name="P72"/>
      <text:p text:style-name="P72">Test Case #<text:span text:style-name="T34">19</text:span></text:p>
      <text:p text:style-name="P74"><text:span text:style-name="T16">Scenario: </text:span>Search Product</text:p>
      <text:p text:style-name="P76">Given the product exists</text:p>
      <text:p text:style-name="P76">And the customer is on the store page</text:p>
      <text:p text:style-name="P76">When the customer enters some product information in the search bar</text:p>
      <text:p text:style-name="P76">Then the customer can view the product he/she searched</text:p>
      <text:p text:style-name="P72"/>
      <text:p text:style-name="P72">Test Case #<text:span text:style-name="T34">20</text:span></text:p>
      <text:p text:style-name="P74"><text:span text:style-name="T16">Scenario: Add</text:span> Feedback</text:p>
      <text:p text:style-name="P80">Given a product with details ,</text:p>
      <text:p text:style-name="P76">And customer is in the product page</text:p>
      <text:p text:style-name="P74"><text:span text:style-name="T16">When the customer</text:span> <text:span text:style-name="T16">fills up the form successfully,</text:span></text:p>
      <text:p text:style-name="P76">And clicks the submit button</text:p>
      <text:p text:style-name="P76">Then the feedback will be posted on the feedback portion of the product page</text:p>
      <text:p text:style-name="P76"/>
      <text:p text:style-name="P72">Test Case #<text:span text:style-name="T34">21</text:span></text:p>
      <text:p text:style-name="P76"><text:span text:style-name="T17">Scenario: View </text:span>Related Product</text:p>
      <text:p text:style-name="P77">Given a product <text:s/>detail</text:p>
      <text:p text:style-name="P77">And the customer is in the product page</text:p>
      <text:p text:style-name="P77">When the customer clicks on a product</text:p>
      <text:p text:style-name="P77">Then the system will generate the related products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3Level0" style:family="text">
      <style:text-properties style:text-underline-style="none" fo:font-weight="bold" style:font-weight-asian="bold" style:font-weight-complex="bold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 text:min-label-width="0.635cm"/>
      </text:list-level-style-number>
      <text:list-level-style-number text:level="2" text:style-name="List12Level1" style:num-suffix="." style:num-format="a">
        <style:list-level-properties text:space-before="1.905cm" text:min-label-width="0.635cm"/>
      </text:list-level-style-number>
      <text:list-level-style-number text:level="3" text:style-name="List12Level2" style:num-suffix="." style:num-format="i">
        <style:list-level-properties text:space-before="3.492cm" text:min-label-width="0.318cm"/>
      </text:list-level-style-number>
      <text:list-level-style-number text:level="4" text:style-name="List12Level3" style:num-suffix="." style:num-format="1">
        <style:list-level-properties text:space-before="4.445cm" text:min-label-width="0.635cm"/>
      </text:list-level-style-number>
      <text:list-level-style-number text:level="5" text:style-name="List12Level4" style:num-suffix="." style:num-format="a">
        <style:list-level-properties text:space-before="5.715cm" text:min-label-width="0.635cm"/>
      </text:list-level-style-number>
      <text:list-level-style-number text:level="6" text:style-name="List12Level5" style:num-suffix="." style:num-format="i">
        <style:list-level-properties text:space-before="7.302cm" text:min-label-width="0.318cm"/>
      </text:list-level-style-number>
      <text:list-level-style-number text:level="7" text:style-name="List12Level6" style:num-suffix="." style:num-format="1">
        <style:list-level-properties text:space-before="8.255cm" text:min-label-width="0.635cm"/>
      </text:list-level-style-number>
      <text:list-level-style-number text:level="8" text:style-name="List12Level7" style:num-suffix="." style:num-format="a">
        <style:list-level-properties text:space-before="9.525cm" text:min-label-width="0.635cm"/>
      </text:list-level-style-number>
      <text:list-level-style-number text:level="9" text:style-name="List12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0:05:23.854602785</meta:creation-date>
    <meta:generator>LibreOffice/4.2.8.2$Linux_X86_64 LibreOffice_project/420m0$Build-2</meta:generator>
    <dc:date>2016-02-09T17:29:13.819768590</dc:date>
    <meta:editing-duration>PT2H53M36S</meta:editing-duration>
    <meta:editing-cycles>8</meta:editing-cycles>
    <meta:document-statistic meta:table-count="0" meta:image-count="0" meta:object-count="0" meta:page-count="12" meta:paragraph-count="414" meta:word-count="2773" meta:character-count="15324" meta:non-whitespace-character-count="13013"/>
  </office:meta>
</office:document-meta>
</file>